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serv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apparaît en lumière selon rêve à le à Ioseph disant· ayant été éveillé prends à côté le petit servant et la mère de lui et fuis envers Égypte et sois là jusqu'à ce que le cas échéant que je dise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apparaît en lumière selon rêve à le à Ioseph en à Égypte</text:span> <text:span text:style-name="T2">20</text:span> <text:span text:style-name="T1">disant· ayant été éveillé prends à côté le petit servant et la mère de lui et te va envers terre de Israël· ont morts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dépérisse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dépérisse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déperdition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dépérir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dépérisse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dépérissent.</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ange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dépérisse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soyez tourné et que vous vous deveniez comme les petits servants, non ne pas que vous veniez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e accepte un petit serv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dépérisse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servants afin que les mains que surpose à eux et que se prie·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que attache de lien moi avec à toi mourir loin, non ne pas toi je me dénierai.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sement douze légions de ange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dépérissent.</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angari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ange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ange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dépérissent.</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mourut loin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dépérisse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dépérisse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servants afin que de eux que se touche·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e accepte la royauté de le de Dieu comme petit serv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dépérissent·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ange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objet de mémoration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dénieras.</text:span> <text:span text:style-name="T2">31</text:span> <text:span text:style-name="T1">celui cependant surabondamment à l'excès bavardait· si le cas échéant que attache de lien moi mourir loin avec à toi, non ne pas toi je me dénierai.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dénieras·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angari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ange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été répondu le ange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été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serv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abîm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désespérants·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annonç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dépérisse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ange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e accepte ce-ci le petit serv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dépéri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anges de le de Dieu·</text:span> <text:span text:style-name="T2">9</text:span> <text:span text:style-name="T1">celui cependant se ayant nié moi en devant de les de êtres humains sera dénié en devant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dépérir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dépéri hors de eux un non laisse en contrebas les quatre-vingt-dix neuf en à la à déserte et se va sur ce ayant dépéri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dépérisse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devant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tant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ange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cherche la âme de lui se produire autour dépérira elle, lequel cependant le cas échéant que dépérisse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e accepte la royauté de le de Dieu comme petit serv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dépérira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dépérisse.</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fait mémoire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dépérisse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dépérisse.</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dépérisse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dépérisse·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dépérissent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dépérisse.</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fera mémoire du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mémor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dépérit si ne pas le fils de la de déperdition,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dépéris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péri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annonc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origine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fait mémoire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ange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mémor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ange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ange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fait mémoire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tant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serv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dépérissants,</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ange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mémor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ange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rester en attente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périssement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annonç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iation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Annonc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ange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abîment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e sois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Mémore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fais mémoire du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manqu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aire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auto-jugé-condamné.</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manqu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rends supervision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lesquels à moi donna le Dieu.</text:span> <text:span text:style-name="T2">14</text:span> <text:span text:style-name="T1">Puisque donc les petits serv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fait mémoire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tant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cosmopolite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périss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tant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dépérissant,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dépérissiez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ferai mémoire du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Faire mémoire du dessous cependant vous je m'ai dessein, ayants sus vous une fois tous en ce que Iésous peuple hors de terre de Égypte ayant sauvé le deuxième ceux ne pas ayants crus dépérit,</text:span> <text:span text:style-name="T2">6</text:span> <text:span text:style-name="T1">ange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mémore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ange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ange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ange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mémore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devant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ange en devant de le de Dieu.</text:span> <text:span text:style-name="T2">5</text:span> <text:span text:style-name="T1">et a pris le ange le encensoir à oliban et remplit pleinement lui hors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ange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ange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hors de les [de quatre] de cornes de le de autel des sacrifices de le de d'or de ce en devant de le de Dieu,</text:span> <text:span text:style-name="T2">14</text:span> <text:span text:style-name="T1">disante à le à sixième à ange, celui ayant la trompette salpinx· délie les quatre anges ceux ayants étés attachés de lien sur à le à fleuve à le à grand à Euphrate.</text:span> <text:span text:style-name="T2">15</text:span> <text:span text:style-name="T1">et furent délié les quatre ange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ange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ange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hors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ange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hors de le de temple de celui en à le à ciel ayant aussi lui faucille acéré.</text:span> <text:span text:style-name="T2">18</text:span> <text:span text:style-name="T1">et autre ange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ange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anges.</text:span> </text:p>
      <text:p text:style-name="P4">APOCALYPSE  16</text:p>
      <text:p text:style-name="Text_20_body"><text:span text:style-name="T2">1</text:span> <text:span text:style-name="T1">Et j'écoutai de grande de voix hors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fait mémoire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déperdition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ange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ange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ange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ange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424" meta:character-count="1174871" meta:non-whitespace-character-count="949432"/>
    <meta:generator>LibreOffice/7.2.4.1$Windows_X86_64 LibreOffice_project/27d75539669ac387bb498e35313b970b7fe9c4f9</meta:generator>
    <meta:user-defined meta:name="viewport">width=device-width, initial-scale=1</meta:user-defined>
  </office:meta>
</office:document-meta>
</file>